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401cm" style:rel-column-width="1310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2.833cm"/>
    </style:style>
    <style:style style:name="Tabella5.C" style:family="table-column">
      <style:table-column-properties style:column-width="0.235cm"/>
    </style:style>
    <style:style style:name="Tabella5.D" style:family="table-column">
      <style:table-column-properties style:column-width="3.889cm"/>
    </style:style>
    <style:style style:name="Tabella5.E" style:family="table-column">
      <style:table-column-properties style:column-width="3.916cm"/>
    </style:style>
    <style:style style:name="Tabella5.F" style:family="table-column">
      <style:table-column-properties style:column-width="3.30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7cm" style:rel-column-width="21845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a62d6" officeooo:paragraph-rsid="001a62d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62d6" officeooo:paragraph-rsid="001a62d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5251f" officeooo:paragraph-rsid="0025251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a62d6" officeooo:paragraph-rsid="001a62d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5251f" officeooo:paragraph-rsid="0025251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c793f" officeooo:paragraph-rsid="002c793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2c793f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a62d6" officeooo:paragraph-rsid="001a62d6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21da8" officeooo:paragraph-rsid="00221da8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a62d6" officeooo:paragraph-rsid="001a62d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25251f" officeooo:paragraph-rsid="0025251f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e0ccd" officeooo:paragraph-rsid="002e0cc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a62d6" officeooo:paragraph-rsid="001a62d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b674e" officeooo:paragraph-rsid="001b674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5251f" officeooo:paragraph-rsid="0025251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e0ccd" officeooo:paragraph-rsid="002e0cc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1dc49" officeooo:paragraph-rsid="0031dc4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205d3" officeooo:paragraph-rsid="003205d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330d4" officeooo:paragraph-rsid="003330d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659" officeooo:paragraph-rsid="001d265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62d6" officeooo:paragraph-rsid="001a62d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674e" officeooo:paragraph-rsid="001b674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4fa6" officeooo:paragraph-rsid="00204fa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4fa6" officeooo:paragraph-rsid="00221da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1da8" officeooo:paragraph-rsid="00221da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6825" officeooo:paragraph-rsid="0022682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3196" officeooo:paragraph-rsid="0024319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3196" officeooo:paragraph-rsid="0025251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251f" officeooo:paragraph-rsid="0025251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d08e" officeooo:paragraph-rsid="0026d0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97f51" officeooo:paragraph-rsid="00297f5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97f51" officeooo:paragraph-rsid="002a6cb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6cb1" officeooo:paragraph-rsid="002a6cb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79ca" officeooo:paragraph-rsid="002a79c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79ca" officeooo:paragraph-rsid="002b8ad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8ade" officeooo:paragraph-rsid="002b8ad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793f" officeooo:paragraph-rsid="002c793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fea25" officeooo:paragraph-rsid="002fea2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a62d6" officeooo:paragraph-rsid="001a62d6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21da8" officeooo:paragraph-rsid="00221da8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43196" officeooo:paragraph-rsid="0024319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5251f" officeooo:paragraph-rsid="0025251f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6d08e" officeooo:paragraph-rsid="0026d08e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74657" officeooo:paragraph-rsid="0026d08e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6cb1" officeooo:paragraph-rsid="002a6cb1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79ca" officeooo:paragraph-rsid="002a79ca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c793f" officeooo:paragraph-rsid="002c793f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b8ade" officeooo:paragraph-rsid="002b8ade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e0ccd" officeooo:paragraph-rsid="002e0ccd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97f51" officeooo:paragraph-rsid="00297f5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b8ade" officeooo:paragraph-rsid="002b8ade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fea25" officeooo:paragraph-rsid="002fea2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3205d3" officeooo:paragraph-rsid="003205d3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3330d4" officeooo:paragraph-rsid="003330d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1a62d6" officeooo:paragraph-rsid="001a62d6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221da8" officeooo:paragraph-rsid="00221da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normal" officeooo:rsid="00226825" officeooo:paragraph-rsid="00226825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normal" officeooo:rsid="0025251f" officeooo:paragraph-rsid="0025251f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normal" officeooo:rsid="0026d08e" officeooo:paragraph-rsid="0026d08e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normal" officeooo:rsid="002c793f" officeooo:paragraph-rsid="002c793f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italic" fo:font-weight="normal" officeooo:rsid="002e0ccd" officeooo:paragraph-rsid="002e0ccd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italic" fo:font-weight="normal" officeooo:rsid="002fea25" officeooo:paragraph-rsid="002fea25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a62d6" officeooo:paragraph-rsid="001a62d6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b674e" officeooo:paragraph-rsid="001b674e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21da8" officeooo:paragraph-rsid="00221da8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251f" officeooo:paragraph-rsid="0025251f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6d08e" officeooo:paragraph-rsid="0026d08e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a6cb1" officeooo:paragraph-rsid="002a6cb1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a79ca" officeooo:paragraph-rsid="002a79ca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b8ade" officeooo:paragraph-rsid="002b8ade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c793f" officeooo:paragraph-rsid="002c793f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e0ccd" officeooo:paragraph-rsid="002e0ccd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fea25" officeooo:paragraph-rsid="002fea25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3e5b8" officeooo:paragraph-rsid="0033e5b8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251f" officeooo:paragraph-rsid="0025251f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b8ade" officeooo:paragraph-rsid="002b8ade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italic" officeooo:rsid="00221da8" officeooo:paragraph-rsid="00221da8" style:font-style-asian="italic" style:font-style-complex="italic"/>
    </style:style>
    <style:style style:name="P79" style:family="paragraph" style:parent-style-name="Standard">
      <style:paragraph-properties fo:text-align="justify" style:justify-single-word="false"/>
      <style:text-properties fo:font-style="italic" fo:font-weight="bold" officeooo:rsid="0025251f" officeooo:paragraph-rsid="0025251f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italic" fo:font-weight="bold" officeooo:rsid="0026d08e" officeooo:paragraph-rsid="0026d08e" style:font-style-asian="italic" style:font-weight-asian="bold" style:font-style-complex="italic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italic" fo:font-weight="bold" officeooo:rsid="002e0ccd" officeooo:paragraph-rsid="002e0ccd" style:font-style-asian="italic" style:font-weight-asian="bold" style:font-style-complex="italic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3205d3" officeooo:paragraph-rsid="003205d3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3330d4" officeooo:paragraph-rsid="003330d4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33e5b8" officeooo:paragraph-rsid="0033e5b8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text-position="0% 100%" officeooo:rsid="001d2659"/>
    </style:style>
    <style:style style:name="P86" style:family="paragraph" style:parent-style-name="Standard">
      <style:paragraph-properties fo:text-align="justify" style:justify-single-word="false"/>
      <style:text-properties style:text-position="0% 100%" fo:font-weight="bold" officeooo:rsid="001d2659" officeooo:paragraph-rsid="001d2659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text-position="0% 100%" fo:font-weight="normal" officeooo:rsid="001d2659" officeooo:paragraph-rsid="001d2659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text-position="0% 100%" fo:font-style="normal" fo:font-weight="normal" officeooo:rsid="001b674e" officeooo:paragraph-rsid="001b674e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text-position="0% 100%" fo:font-style="normal" style:text-underline-style="solid" style:text-underline-width="auto" style:text-underline-color="font-color" fo:font-weight="normal" officeooo:rsid="001d2659" officeooo:paragraph-rsid="001d265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text-position="0% 100%" fo:font-style="normal" style:text-underline-style="none" fo:font-weight="normal" officeooo:rsid="001d2659" officeooo:paragraph-rsid="001d2659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officeooo:rsid="00221da8" officeooo:paragraph-rsid="00221da8"/>
    </style:style>
    <style:style style:name="P92" style:family="paragraph" style:parent-style-name="Standard">
      <style:paragraph-properties fo:text-align="justify" style:justify-single-word="false"/>
      <style:text-properties officeooo:rsid="0025251f" officeooo:paragraph-rsid="0025251f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2c793f" officeooo:paragraph-rsid="002c793f"/>
    </style:style>
    <style:style style:name="P94" style:family="paragraph" style:parent-style-name="Standard">
      <style:paragraph-properties fo:text-align="justify" style:justify-single-word="false"/>
      <style:text-properties style:text-underline-style="none" fo:font-weight="bold" officeooo:rsid="002c793f" officeooo:paragraph-rsid="002c793f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officeooo:rsid="003205d3" officeooo:paragraph-rsid="003205d3"/>
    </style:style>
    <style:style style:name="P96" style:family="paragraph" style:parent-style-name="Table_20_Contents">
      <style:paragraph-properties fo:text-align="justify" style:justify-single-word="false"/>
      <style:text-properties officeooo:rsid="001d2659" officeooo:paragraph-rsid="001d2659"/>
    </style:style>
    <style:style style:name="P97" style:family="paragraph" style:parent-style-name="Table_20_Contents">
      <style:paragraph-properties fo:text-align="center" style:justify-single-word="false"/>
      <style:text-properties officeooo:rsid="001d2659" officeooo:paragraph-rsid="001d2659"/>
    </style:style>
    <style:style style:name="P98" style:family="paragraph" style:parent-style-name="Table_20_Contents">
      <style:paragraph-properties fo:text-align="justify" style:justify-single-word="false"/>
      <style:text-properties fo:font-weight="bold" officeooo:rsid="001d2659" officeooo:paragraph-rsid="001d2659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1d2659" officeooo:paragraph-rsid="001d2659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221da8" officeooo:paragraph-rsid="00221da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26d08e" officeooo:paragraph-rsid="0026d08e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  <style:text-properties officeooo:rsid="00221da8" officeooo:paragraph-rsid="00221da8"/>
    </style:style>
    <style:style style:name="P105" style:family="paragraph" style:parent-style-name="Table_20_Contents">
      <style:paragraph-properties fo:text-align="justify" style:justify-single-word="false"/>
      <style:text-properties officeooo:rsid="00243196" officeooo:paragraph-rsid="00243196"/>
    </style:style>
    <style:style style:name="P106" style:family="paragraph" style:parent-style-name="Table_20_Contents">
      <style:paragraph-properties fo:text-align="center" style:justify-single-word="false"/>
      <style:text-properties officeooo:rsid="0026d08e" officeooo:paragraph-rsid="0026d08e"/>
    </style:style>
    <style:style style:name="P107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04fa6" officeooo:paragraph-rsid="00204fa6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97f51" officeooo:paragraph-rsid="00297f51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a79ca" officeooo:paragraph-rsid="002a79ca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c793f" officeooo:paragraph-rsid="002c793f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justify" style:justify-single-word="false" fo:break-before="page"/>
      <style:text-properties fo:font-weight="bold" officeooo:rsid="0025251f" officeooo:paragraph-rsid="0025251f" style:font-weight-asian="bold" style:font-weight-complex="bold"/>
    </style:style>
    <style:style style:name="P112" style:family="paragraph" style:parent-style-name="Standard">
      <style:paragraph-properties fo:text-align="justify" style:justify-single-word="false" fo:break-before="page"/>
      <style:text-properties fo:font-style="italic" fo:font-weight="bold" officeooo:rsid="0031dc49" officeooo:paragraph-rsid="0031dc49" style:font-style-asian="italic" style:font-weight-asian="bold" style:font-style-complex="italic" style:font-weight-complex="bold"/>
    </style:style>
    <style:style style:name="P113" style:family="paragraph" style:parent-style-name="Standard" style:list-style-name="L1">
      <style:paragraph-properties fo:text-align="justify" style:justify-single-word="false"/>
      <style:text-properties fo:font-weight="bold" officeooo:paragraph-rsid="001a62d6" style:font-weight-asian="bold" style:font-weight-complex="bold"/>
    </style:style>
    <style:style style:name="P114" style:family="paragraph" style:parent-style-name="Standard" style:list-style-name="L2">
      <style:paragraph-properties fo:text-align="justify" style:justify-single-word="false"/>
      <style:text-properties officeooo:paragraph-rsid="001a62d6"/>
    </style:style>
    <style:style style:name="P115" style:family="paragraph" style:parent-style-name="Standard" style:list-style-name="L5">
      <style:paragraph-properties fo:text-align="justify" style:justify-single-word="false"/>
      <style:text-properties officeooo:paragraph-rsid="0025251f"/>
    </style:style>
    <style:style style:name="P116" style:family="paragraph" style:parent-style-name="Standard" style:list-style-name="L6">
      <style:paragraph-properties fo:text-align="justify" style:justify-single-word="false"/>
      <style:text-properties officeooo:paragraph-rsid="00297f51"/>
    </style:style>
    <style:style style:name="P117" style:family="paragraph" style:parent-style-name="Standard" style:list-style-name="L10">
      <style:paragraph-properties fo:text-align="justify" style:justify-single-word="false"/>
      <style:text-properties officeooo:paragraph-rsid="003330d4"/>
    </style:style>
    <style:style style:name="P118" style:family="paragraph" style:parent-style-name="Standard" style:list-style-name="L11">
      <style:paragraph-properties fo:text-align="justify" style:justify-single-word="false"/>
      <style:text-properties officeooo:paragraph-rsid="0033e5b8"/>
    </style:style>
    <style:style style:name="P11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04fa6" officeooo:paragraph-rsid="00204fa6" style:font-style-asian="normal" style:font-weight-asian="normal" style:font-style-complex="normal" style:font-weight-complex="normal"/>
    </style:style>
    <style:style style:name="P120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243196" officeooo:paragraph-rsid="00243196" style:font-style-asian="normal" style:font-weight-asian="normal" style:font-style-complex="normal" style:font-weight-complex="normal"/>
    </style:style>
    <style:style style:name="P121" style:family="paragraph" style:parent-style-name="Standard" style:list-style-name="L7">
      <style:paragraph-properties fo:text-align="justify" style:justify-single-word="false"/>
      <style:text-properties fo:font-style="normal" style:text-underline-style="none" fo:font-weight="normal" officeooo:rsid="002a6cb1" officeooo:paragraph-rsid="002a6cb1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1dc49" officeooo:paragraph-rsid="0031dc49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205d3" officeooo:paragraph-rsid="003205d3" style:font-style-asian="normal" style:font-weight-asian="normal" style:font-style-complex="normal" style:font-weight-complex="normal"/>
    </style:style>
    <style:style style:name="P124" style:family="paragraph" style:parent-style-name="Standard" style:list-style-name="L8">
      <style:paragraph-properties fo:text-align="justify" style:justify-single-word="false"/>
      <style:text-properties fo:font-style="normal" style:text-underline-style="none" fo:font-weight="normal" officeooo:rsid="003205d3" officeooo:paragraph-rsid="003205d3" style:font-style-asian="normal" style:font-weight-asian="normal" style:font-style-complex="normal" style:font-weight-complex="normal"/>
    </style:style>
    <style:style style:name="P125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officeooo:rsid="003205d3" officeooo:paragraph-rsid="003205d3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30d4" officeooo:paragraph-rsid="003330d4" style:font-style-asian="normal" style:font-weight-asian="normal" style:font-style-complex="normal" style:font-weight-complex="normal"/>
    </style:style>
    <style:style style:name="P127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officeooo:rsid="003330d4" officeooo:paragraph-rsid="003330d4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e5b8" officeooo:paragraph-rsid="003330d4" style:font-style-asian="normal" style:font-weight-asian="normal" style:font-style-complex="normal" style:font-weight-complex="normal"/>
    </style:style>
    <style:style style:name="P129" style:family="paragraph" style:parent-style-name="Standard" style:list-style-name="L12">
      <style:paragraph-properties fo:text-align="justify" style:justify-single-word="false"/>
      <style:text-properties fo:font-style="normal" style:text-underline-style="none" fo:font-weight="normal" officeooo:rsid="0033e5b8" officeooo:paragraph-rsid="0033e5b8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e5b8" officeooo:paragraph-rsid="0033e5b8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6cab7" officeooo:paragraph-rsid="0036cab7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108d" officeooo:paragraph-rsid="0037108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205d3" officeooo:paragraph-rsid="003205d3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330d4" officeooo:paragraph-rsid="003330d4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6cab7" officeooo:paragraph-rsid="0036cab7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7108d" officeooo:paragraph-rsid="0037108d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73a8b" officeooo:paragraph-rsid="00373a8b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756c5" officeooo:paragraph-rsid="003756c5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33e5b8" officeooo:paragraph-rsid="0033e5b8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36cab7" officeooo:paragraph-rsid="0036cab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37108d" officeooo:paragraph-rsid="0037108d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205d3" officeooo:paragraph-rsid="003205d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330d4" officeooo:paragraph-rsid="003330d4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3e5b8" officeooo:paragraph-rsid="0033e5b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6cab7" officeooo:paragraph-rsid="0036cab7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7108d" officeooo:paragraph-rsid="0037108d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73a8b" officeooo:paragraph-rsid="00373a8b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3330d4" officeooo:paragraph-rsid="003330d4" style:font-style-asian="italic" style:font-weight-asian="bold" style:font-style-complex="italic" style:font-weight-complex="bold"/>
    </style:style>
    <style:style style:name="P14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37108d" officeooo:paragraph-rsid="0037108d" style:font-style-asian="italic" style:font-weight-asian="normal" style:font-style-complex="italic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officeooo:rsid="0036cab7" officeooo:paragraph-rsid="0036cab7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36cab7" officeooo:paragraph-rsid="0036cab7" style:font-weight-asian="bold" style:font-weight-complex="bold"/>
    </style:style>
    <style:style style:name="T1" style:family="text">
      <style:text-properties officeooo:rsid="001a62d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62d6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62d6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431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5251f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297f51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330d4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2c793f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6d08e" style:font-weight-asian="normal" style:font-weight-complex="normal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officeooo:rsid="00226825"/>
    </style:style>
    <style:style style:name="T21" style:family="text">
      <style:text-properties style:text-underline-style="none" officeooo:rsid="002c793f"/>
    </style:style>
    <style:style style:name="T22" style:family="text">
      <style:text-properties style:text-position="0% 100%" style:text-underline-style="none"/>
    </style:style>
    <style:style style:name="T23" style:family="text">
      <style:text-properties style:text-position="0% 100%" style:text-underline-style="none" style:text-overline-style="none" style:text-overline-color="font-color"/>
    </style:style>
    <style:style style:name="T24" style:family="text">
      <style:text-properties style:text-position="0% 100%" officeooo:rsid="001d2659"/>
    </style:style>
    <style:style style:name="T25" style:family="text">
      <style:text-properties style:text-position="0% 100%" fo:font-style="normal" fo:font-weight="normal" officeooo:rsid="001b674e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1d2659" style:font-style-asian="normal" style:font-weight-asian="normal" style:font-style-complex="normal" style:font-weight-complex="normal"/>
    </style:style>
    <style:style style:name="T27" style:family="text">
      <style:text-properties style:text-position="super 58%" style:text-underline-style="none"/>
    </style:style>
    <style:style style:name="T28" style:family="text">
      <style:text-properties style:text-position="super 58%" style:text-underline-style="none" style:text-overline-style="none" style:text-overline-color="font-color"/>
    </style:style>
    <style:style style:name="T29" style:family="text">
      <style:text-properties style:text-position="super 58%" fo:font-style="normal" fo:font-weight="normal" officeooo:rsid="001d265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b674e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officeooo:rsid="00226825" style:font-style-asian="normal" style:font-style-complex="normal"/>
    </style:style>
    <style:style style:name="T34" style:family="text">
      <style:text-properties fo:font-style="normal" style:text-underline-style="none" officeooo:rsid="00243196" style:font-style-asian="normal" style:font-style-complex="normal"/>
    </style:style>
    <style:style style:name="T35" style:family="text">
      <style:text-properties fo:font-style="normal" style:text-underline-style="none" officeooo:rsid="002e0ccd" style:font-style-asian="normal" style:font-style-complex="normal"/>
    </style:style>
    <style:style style:name="T36" style:family="text">
      <style:text-properties fo:font-style="normal" style:text-underline-style="none" officeooo:rsid="0033e5b8" style:font-style-asian="normal" style:font-style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204fa6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243196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5251f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97f51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c793f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3330d4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3e5b8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35063b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25251f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3330d4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fo:font-weight="bold" officeooo:rsid="0033e5b8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297f51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c793f" style:font-weight-asian="bold" style:font-weight-complex="bold"/>
    </style:style>
    <style:style style:name="T55" style:family="text">
      <style:text-properties officeooo:rsid="002b8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 I tipi</text:p>
      <text:p text:style-name="P4">Oggetti dello stesso tipo utilizzano lo stesso spazio in memoria e la stessa codifica; sono soggetti alle stesse operazioni, con lo stesso significato.</text:p>
      <text:p text:style-name="P4"/>
      <text:p text:style-name="P2">7.1 Tipi di tipi.</text:p>
      <text:p text:style-name="P4">Nel C++ i tipi sono distinti in:</text:p>
      <text:list xml:id="list3987318361" text:style-name="L1">
        <text:list-item>
          <text:p text:style-name="P113"><text:span text:style-name="T1">i tipi fondamentali</text:span><text:span text:style-name="T3">, che servono a rappresentare informazioni semplici. Ad esempio: i numeri interi o i caratteri (int, char, …);</text:span></text:p>
        </text:list-item>
        <text:list-item>
          <text:p text:style-name="P113"><text:span text:style-name="T1">i tipi derivati, </text:span><text:span text:style-name="T3">permettono di costruire strutture dati complesse. Si costruiscono a partire dai tipi fondamentali, mediante opportuni costruttori (array, puntatori, …) .</text:span></text:p>
        </text:list-item>
      </text:list>
      <text:p text:style-name="P4"/>
      <text:p text:style-name="P4">Tipi fondamentali:</text:p>
      <text:list xml:id="list3809400863" text:style-name="L2">
        <text:list-item>
          <text:p text:style-name="P114"><text:span text:style-name="T3">i tipi interi: </text:span><text:span text:style-name="T5">int, short, long, long long</text:span></text:p>
        </text:list-item>
        <text:list-item>
          <text:p text:style-name="P114"><text:span text:style-name="T3">i tipi Booleani: </text:span><text:span text:style-name="T5">bool</text:span></text:p>
        </text:list-item>
        <text:list-item>
          <text:p text:style-name="P114"><text:span text:style-name="T3">i tipi enumerativi: </text:span><text:span text:style-name="T5">enum</text:span></text:p>
        </text:list-item>
        <text:list-item>
          <text:p text:style-name="P114"><text:span text:style-name="T3">il tipo carattere: </text:span><text:span text:style-name="T5">char</text:span></text:p>
        </text:list-item>
        <text:list-item>
          <text:p text:style-name="P114"><text:span text:style-name="T3">i tipi reali: </text:span><text:span text:style-name="T5">float</text:span><text:span text:style-name="T3">, </text:span><text:span text:style-name="T5">double</text:span><text:span text:style-name="T3">, </text:span><text:span text:style-name="T5">long</text:span><text:span text:style-name="T3"> </text:span><text:span text:style-name="T5">double</text:span></text:p>
        </text:list-item>
      </text:list>
      <text:p text:style-name="P9"><text:span text:style-name="T2">I primi quattro sono detti tipi </text:span><text:span text:style-name="T14">discreti</text:span><text:span text:style-name="T17"> (hanno un dominio finito).</text:span></text:p>
      <text:p text:style-name="P22"/>
      <text:p text:style-name="P40">7.2 Tipi interi (con segno)</text:p>
      <text:p text:style-name="P22">I tipi interi (con segno) sono costituiti da numeri interi compresi tra due valori estremi.</text:p>
      <text:p text:style-name="P22">Vengono tipicamente codificati in complemento a 2 con 16, 32 o 64 bit.</text:p>
      <text:p text:style-name="P14"><text:span text:style-name="T16">Appartengono all’intervallo [-2</text:span><text:span text:style-name="T27">N-1</text:span><text:span text:style-name="T16">,2</text:span><text:span text:style-name="T27">N-1</text:span><text:span text:style-name="T22">-1</text:span><text:span text:style-name="T16">].</text:span></text:p>
      <text:p text:style-name="P22"/>
      <text:p text:style-name="P22">Quattro tipi, in ordine crescente di dimensione (che dipendono dalla macchina e dal sistema operativo. Short ha tipicamente massimo 16 bit, long almeno 32):</text:p>
      <text:p text:style-name="P56"><text:span text:style-name="T16">short [int], int, long [int], long long [int]</text:span><text:span text:style-name="T32">.</text:span></text:p>
      <text:p text:style-name="P64">short &lt; int &lt; long &lt; long long.</text:p>
      <text:p text:style-name="P64"/>
      <text:p text:style-name="P14"><text:span text:style-name="T16">L’operatore </text:span><text:span text:style-name="T19">sizeof() </text:span><text:span text:style-name="T16">restituisce in byte la dimensione del tipo. </text:span></text:p>
      <text:p text:style-name="P22">cout &lt;&lt; sizeof(int);</text:p>
      <text:p text:style-name="P22"/>
      <text:p text:style-name="P11"><text:span text:style-name="T16">! I valori ciclano</text:span><text:span text:style-name="T17">.</text:span><text:span text:style-name="T16"> </text:span><text:span text:style-name="T17">Il valore di un’espressione intera non esce dal range prestabilito (con 16 bit è [-32768,32767]) il successore di 32767 è -32768.</text:span></text:p>
      <text:p text:style-name="P22"/>
      <text:p text:style-name="P40">7.3 Tipi interi (senza segno)</text:p>
      <text:p text:style-name="P15"><text:span text:style-name="T16">Il tipo </text:span><text:span text:style-name="T6">unsigned</text:span><text:span text:style-name="T16"> </text:span><text:span text:style-name="T6">...</text:span><text:span text:style-name="T16"> rappresenta numeri interi non negativi di varie dimensioni (poco usati, qualche applicazione di sequenze di bit in elettronica).</text:span></text:p>
      <text:p text:style-name="P15"><text:span text:style-name="T16">Range [0, 2</text:span><text:span text:style-name="T28">N</text:span><text:span text:style-name="T23">-1</text:span><text:span text:style-name="T16">], dove N è il numero di bit.</text:span></text:p>
      <text:p text:style-name="P23"/>
      <text:p text:style-name="P65">unsigned int x=1232;</text:p>
      <text:p text:style-name="P65">unsigned short int x=567;</text:p>
      <text:p text:style-name="P65">unsigned long int x=878678687;</text:p>
      <text:p text:style-name="P65"/>
      <text:p text:style-name="P7"><text:span text:style-name="T31">Il valore di un’espressione unsigned non esce mai dal range</text:span><text:span text:style-name="T25">. </text:span><text:span text:style-name="T26">Il successivo di 2</text:span><text:span text:style-name="T29">N</text:span><text:span text:style-name="T24">-1 è 0 (il primo valore del range), il successivo è 1.</text:span></text:p>
      <text:p text:style-name="P85"/>
      <text:p text:style-name="P86">7.4 Operazioni aritmetiche sugli interi</text:p>
      <text:p text:style-name="P87">Operatori binari: + - * / (è la divisione tra interi, quindi 5/2=2) % (5%2=1 ovvero il resto della divisione intera tra 5 e 2).</text:p>
      <text:p text:style-name="P87">Operatore unario: - (posto davanti al valore cambia il segno).</text:p>
      <text:p text:style-name="P88"/>
      <text:p text:style-name="P89"><text:soft-page-break/>Operazioni bit-a-bit (su interi SENZA segno)</text:p>
      <text:p text:style-name="P90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98">Operatore</text:p>
          </table:table-cell>
          <table:table-cell table:style-name="Tabella1.A1" office:value-type="string">
            <text:p text:style-name="P98">Significato</text:p>
          </table:table-cell>
          <table:table-cell table:style-name="Tabella1.C1" office:value-type="string">
            <text:p text:style-name="P98">Esempio</text:p>
          </table:table-cell>
        </table:table-row>
        <table:table-row>
          <table:table-cell table:style-name="Tabella1.A2" office:value-type="string">
            <text:p text:style-name="P97">&lt;&lt;</text:p>
          </table:table-cell>
          <table:table-cell table:style-name="Tabella1.A2" office:value-type="string">
            <text:p text:style-name="P97">x&gt;&gt;n</text:p>
          </table:table-cell>
          <table:table-cell table:style-name="Tabella1.C2" office:value-type="string">
            <text:p text:style-name="P96">Shift a destra di n posizioni</text:p>
          </table:table-cell>
        </table:table-row>
        <table:table-row>
          <table:table-cell table:style-name="Tabella1.A2" office:value-type="string">
            <text:p text:style-name="P97">&gt;&gt;</text:p>
          </table:table-cell>
          <table:table-cell table:style-name="Tabella1.A2" office:value-type="string">
            <text:p text:style-name="P97">x&lt;&lt;n</text:p>
          </table:table-cell>
          <table:table-cell table:style-name="Tabella1.C2" office:value-type="string">
            <text:p text:style-name="P96">Shift a sinistra di n posizioni</text:p>
          </table:table-cell>
        </table:table-row>
        <table:table-row>
          <table:table-cell table:style-name="Tabella1.A2" office:value-type="string">
            <text:p text:style-name="P97">&amp;</text:p>
          </table:table-cell>
          <table:table-cell table:style-name="Tabella1.A2" office:value-type="string">
            <text:p text:style-name="P97">x&amp;n</text:p>
          </table:table-cell>
          <table:table-cell table:style-name="Tabella1.C2" office:value-type="string">
            <text:p text:style-name="P96">AND bit a bit tra x e y</text:p>
          </table:table-cell>
        </table:table-row>
        <table:table-row>
          <table:table-cell table:style-name="Tabella1.A2" office:value-type="string">
            <text:p text:style-name="P97">|</text:p>
          </table:table-cell>
          <table:table-cell table:style-name="Tabella1.A2" office:value-type="string">
            <text:p text:style-name="P97">x|n</text:p>
          </table:table-cell>
          <table:table-cell table:style-name="Tabella1.C2" office:value-type="string">
            <text:p text:style-name="P96">OR bit a bit tra x e y</text:p>
          </table:table-cell>
        </table:table-row>
        <table:table-row>
          <table:table-cell table:style-name="Tabella1.A2" office:value-type="string">
            <text:p text:style-name="P97">^</text:p>
          </table:table-cell>
          <table:table-cell table:style-name="Tabella1.A2" office:value-type="string">
            <text:p text:style-name="P97">x^n</text:p>
          </table:table-cell>
          <table:table-cell table:style-name="Tabella1.C2" office:value-type="string">
            <text:p text:style-name="P96">XOR bit a bit tra x e y</text:p>
          </table:table-cell>
        </table:table-row>
        <table:table-row>
          <table:table-cell table:style-name="Tabella1.A2" office:value-type="string">
            <text:p text:style-name="P97">~ </text:p>
          </table:table-cell>
          <table:table-cell table:style-name="Tabella1.A2" office:value-type="string">
            <text:p text:style-name="P97">x~n</text:p>
          </table:table-cell>
          <table:table-cell table:style-name="Tabella1.C2" office:value-type="string">
            <text:p text:style-name="P96">NOT, complemento bit a bit</text:p>
          </table:table-cell>
        </table:table-row>
      </table:table>
      <text:p text:style-name="P21"/>
      <text:p text:style-name="P22">~: restituisce un intero signed anche se l’input è unsigned </text:p>
      <text:p text:style-name="P22"/>
      <text:p text:style-name="P21">Siano x e y rappresentati su 16 bit</text:p>
      <text:p text:style-name="P21">x: 0000000000001100 (12)</text:p>
      <text:p text:style-name="P21">y: 0000000000001010 (10)</text:p>
      <text:p text:style-name="P21"/>
      <text:p text:style-name="P21">AND, OR e XOR</text:p>
      <text:p text:style-name="P21">x|y: 0000000000001110 (14)</text:p>
      <text:p text:style-name="P21">x&amp;y: 0000000000001000 ( 8)</text:p>
      <text:p text:style-name="P21">x^y: 0000000000000110 ( 6)</text:p>
      <text:p text:style-name="P21"/>
      <text:p text:style-name="P21">NOT (al posto di 0 mette 1 e al posto di 1 mette 0)</text:p>
      <text:p text:style-name="P21">~x: 1111111111110011 (65523 oppure -13, a seconda che la codifica è a complemento a 2 o segno-valore)</text:p>
      <text:p text:style-name="P21">x&gt;&gt;2: 0000000000000011 ( 3)</text:p>
      <text:p text:style-name="P21">x&lt;&lt;2: 0000000000110000 (48)</text:p>
      <text:p text:style-name="P21"/>
      <text:p text:style-name="P21">Tabelle di verità</text:p>
      <table:table table:name="Tabella2" table:style-name="Tabella2">
        <table:table-column table:style-name="Tabella2.A" table:number-columns-repeated="5"/>
        <table:table-row>
          <table:table-cell table:style-name="Tabella2.A1" office:value-type="string">
            <text:p text:style-name="P103"/>
          </table:table-cell>
          <table:table-cell table:style-name="Tabella2.A1" office:value-type="string">
            <text:p text:style-name="P97">1 e 1</text:p>
          </table:table-cell>
          <table:table-cell table:style-name="Tabella2.A1" office:value-type="string">
            <text:p text:style-name="P97">1 e 0</text:p>
          </table:table-cell>
          <table:table-cell table:style-name="Tabella2.A1" office:value-type="string">
            <text:p text:style-name="P97">0 e 1</text:p>
          </table:table-cell>
          <table:table-cell table:style-name="Tabella2.E1" office:value-type="string">
            <text:p text:style-name="P97">0 e 0</text:p>
          </table:table-cell>
        </table:table-row>
        <table:table-row>
          <table:table-cell table:style-name="Tabella2.A2" office:value-type="string">
            <text:p text:style-name="P99">AND</text:p>
          </table:table-cell>
          <table:table-cell table:style-name="Tabella2.A2" office:value-type="string">
            <text:p text:style-name="P97">1</text:p>
          </table:table-cell>
          <table:table-cell table:style-name="Tabella2.A2" office:value-type="string">
            <text:p text:style-name="P97">0</text:p>
          </table:table-cell>
          <table:table-cell table:style-name="Tabella2.A2" office:value-type="string">
            <text:p text:style-name="P97">0</text:p>
          </table:table-cell>
          <table:table-cell table:style-name="Tabella2.E2" office:value-type="string">
            <text:p text:style-name="P97">0</text:p>
          </table:table-cell>
        </table:table-row>
        <table:table-row>
          <table:table-cell table:style-name="Tabella2.A2" office:value-type="string">
            <text:p text:style-name="P99">OR</text:p>
          </table:table-cell>
          <table:table-cell table:style-name="Tabella2.A2" office:value-type="string">
            <text:p text:style-name="P97">1</text:p>
          </table:table-cell>
          <table:table-cell table:style-name="Tabella2.A2" office:value-type="string">
            <text:p text:style-name="P97">1</text:p>
          </table:table-cell>
          <table:table-cell table:style-name="Tabella2.A2" office:value-type="string">
            <text:p text:style-name="P97">1</text:p>
          </table:table-cell>
          <table:table-cell table:style-name="Tabella2.E2" office:value-type="string">
            <text:p text:style-name="P97">0</text:p>
          </table:table-cell>
        </table:table-row>
        <table:table-row>
          <table:table-cell table:style-name="Tabella2.A2" office:value-type="string">
            <text:p text:style-name="P99">XOR</text:p>
          </table:table-cell>
          <table:table-cell table:style-name="Tabella2.A2" office:value-type="string">
            <text:p text:style-name="P97">0</text:p>
          </table:table-cell>
          <table:table-cell table:style-name="Tabella2.A2" office:value-type="string">
            <text:p text:style-name="P97">1</text:p>
          </table:table-cell>
          <table:table-cell table:style-name="Tabella2.A2" office:value-type="string">
            <text:p text:style-name="P97">1</text:p>
          </table:table-cell>
          <table:table-cell table:style-name="Tabella2.E2" office:value-type="string">
            <text:p text:style-name="P97">0</text:p>
          </table:table-cell>
        </table:table-row>
      </table:table>
      <text:p text:style-name="P21"/>
      <text:p text:style-name="P24">Le operazioni bit-a-bit sono operazioni primitive supportate direttamente dal processore. Vengono usate per concatenare condizioni, ma anche per svolgere operazioni tra interi (come visto sopra) e tra variabili di tipo bool (come vedremo).</text:p>
      <text:p text:style-name="P107">8. Operatori di assegnazione.</text:p>
      <text:p text:style-name="P24">Sintassi dell’operatore di assegnazione: <text:span text:style-name="T12">exp1 = exp2</text:span></text:p>
      <text:list xml:id="list1137210574" text:style-name="L3">
        <text:list-item>
          <text:p text:style-name="P119">exp1 deve essere un’espressione dotata di indirizzo (l-value, cioè una variabile.</text:p>
        </text:list-item>
        <text:list-item>
          <text:p text:style-name="P119">exp1 e exp2 devono essere di tipo compatibile</text:p>
        </text:list-item>
      </text:list>
      <text:p text:style-name="P25">Il valore di exp2 viene valutato e poi assegnato a exp1.</text:p>
      <text:p text:style-name="P25"/>
      <text:p text:style-name="P25">Un’assegnazione può occorrere dentro un’altra espressione. Il valore di un’espressione di assegnazione è il valore di exp2. L’operazione di assegnazione, ’=’, associa a destra.</text:p>
      <text:p text:style-name="P91"><text:span text:style-name="T38">A</text:span><text:span text:style-name="T37">d esempio: </text:span><text:span text:style-name="T7">a=b=c=d=5; </text:span><text:span text:style-name="T37">equivale a scrivere </text:span><text:span text:style-name="T7">d=5; c=d; b=c; a=b;</text:span></text:p>
      <text:p text:style-name="P66"/>
      <text:p text:style-name="P10"><text:span text:style-name="T17">Ad una variabile di tipo </text:span><text:span text:style-name="T7">char </text:span><text:span text:style-name="T17">si assegna un carattere in questo modo:</text:span></text:p>
      <text:p text:style-name="P78"><text:span text:style-name="T17">char carattere=’a’;<text:tab/></text:span><text:span text:style-name="T37">//si mette tra apici</text:span></text:p>
      <text:p text:style-name="P26"/>
      <text:p text:style-name="P78"><text:span text:style-name="T37">Ad una variabile di tipo </text:span><text:span text:style-name="T17">int </text:span><text:span text:style-name="T37">si assegna un numero; può essere scritto anche in notazione binaria o esadecimale.</text:span></text:p>
      <text:p text:style-name="P78"><text:span text:style-name="T17">int num=63; </text:span><text:span text:style-name="T37">oppure </text:span></text:p>
      <text:p text:style-name="P78"><text:span text:style-name="T17">int num=0b111111; </text:span><text:span text:style-name="T37">(dopo 0b si inserisce il numero in binario) oppure </text:span></text:p>
      <text:p text:style-name="P78"><text:span text:style-name="T17">int num=0x3f; </text:span><text:span text:style-name="T37">(dopo 0x si scrive il numero in esadecimale)</text:span></text:p>
      <text:p text:style-name="P26">Dopo un’istruzione input, l’utente deve però scrivere il numero solo in decimale.</text:p>
      <text:p text:style-name="P26"/>
      <text:p text:style-name="P41">8.1 Operatori misti di assegnazione/aritmetica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00">Forma compatta</text:p>
          </table:table-cell>
          <table:table-cell table:style-name="Tabella3.B1" office:value-type="string">
            <text:p text:style-name="P100">Forma estesa</text:p>
          </table:table-cell>
        </table:table-row>
        <table:table-row>
          <table:table-cell table:style-name="Tabella3.A2" office:value-type="string">
            <text:p text:style-name="P104">x += y</text:p>
          </table:table-cell>
          <table:table-cell table:style-name="Tabella3.B2" office:value-type="string">
            <text:p text:style-name="P104">x = x + y</text:p>
          </table:table-cell>
        </table:table-row>
        <table:table-row>
          <table:table-cell table:style-name="Tabella3.A2" office:value-type="string">
            <text:p text:style-name="P104">x -= y</text:p>
          </table:table-cell>
          <table:table-cell table:style-name="Tabella3.B2" office:value-type="string">
            <text:p text:style-name="P104">x = x - y</text:p>
          </table:table-cell>
        </table:table-row>
        <table:table-row>
          <table:table-cell table:style-name="Tabella3.A2" office:value-type="string">
            <text:p text:style-name="P104">x *= y</text:p>
          </table:table-cell>
          <table:table-cell table:style-name="Tabella3.B2" office:value-type="string">
            <text:p text:style-name="P104">x = x * y</text:p>
          </table:table-cell>
        </table:table-row>
        <table:table-row>
          <table:table-cell table:style-name="Tabella3.A2" office:value-type="string">
            <text:p text:style-name="P104">x /= y</text:p>
          </table:table-cell>
          <table:table-cell table:style-name="Tabella3.B2" office:value-type="string">
            <text:p text:style-name="P104">x = x / y</text:p>
          </table:table-cell>
        </table:table-row>
        <table:table-row>
          <table:table-cell table:style-name="Tabella3.A2" office:value-type="string">
            <text:p text:style-name="P104">x %= y</text:p>
          </table:table-cell>
          <table:table-cell table:style-name="Tabella3.B2" office:value-type="string">
            <text:p text:style-name="P104">x = x % y</text:p>
          </table:table-cell>
        </table:table-row>
      </table:table>
      <text:p text:style-name="P26">L’uso della forma compatta è tipicamente più efficiente (su alcune architetture consente di utilizzare in modo ottimale funzionalità della CPU).</text:p>
      <text:p text:style-name="P26"/>
      <text:p text:style-name="P41">8.2 Operatori di pre e post incremento e decremento unitario.</text:p>
      <text:p text:style-name="P57"><text:span text:style-name="T20">x</text:span><text:span text:style-name="T16">++ </text:span><text:span text:style-name="T33">(x=x+1)</text:span><text:span text:style-name="T32">:</text:span></text:p>
      <text:p text:style-name="P26">incrementa x di un’unità</text:p>
      <text:p text:style-name="P57"><text:span text:style-name="T32">denota il valore di x </text:span><text:span text:style-name="T46">prima</text:span><text:span text:style-name="T32"> dell’incremento</text:span></text:p>
      <text:p text:style-name="P26"/>
      <text:p text:style-name="P57"><text:span text:style-name="T16">x-- </text:span><text:span text:style-name="T33">(x=x-1)</text:span><text:span text:style-name="T32">:</text:span></text:p>
      <text:p text:style-name="P26">decrementa x di un’unità</text:p>
      <text:p text:style-name="P57"><text:span text:style-name="T32">denota il valore di x </text:span><text:span text:style-name="T46">prima</text:span><text:span text:style-name="T32"> del decremento</text:span></text:p>
      <text:p text:style-name="P26"/>
      <text:p text:style-name="P57"><text:span text:style-name="T16">++x </text:span><text:span text:style-name="T33">(x=x+1)</text:span><text:span text:style-name="T32">:</text:span></text:p>
      <text:p text:style-name="P26">incrementa x di un’unità</text:p>
      <text:p text:style-name="P57"><text:span text:style-name="T32">denota il valore di x </text:span><text:span text:style-name="T46">dopo</text:span><text:span text:style-name="T32"> l’incremento</text:span></text:p>
      <text:p text:style-name="P26"/>
      <text:p text:style-name="P57"><text:span text:style-name="T16">--x </text:span><text:span text:style-name="T33">(x=x-1)</text:span><text:span text:style-name="T32">:</text:span></text:p>
      <text:p text:style-name="P26">decrementa x di un’unità</text:p>
      <text:p text:style-name="P57"><text:span text:style-name="T32">denota il valore di x </text:span><text:span text:style-name="T46">dopo</text:span><text:span text:style-name="T32"> il decremento</text:span></text:p>
      <text:p text:style-name="P26"/>
      <text:p text:style-name="P27">Per fare un calcolo è indifferente usare l’operatore di pre o post, ma se faccio un’assegnazione oppure uso questo operatore in una condizione attenzione a come voglio che sia considerata la mia variabile.</text:p>
      <text:p text:style-name="P27"><text:soft-page-break/></text:p>
      <text:p text:style-name="P58"><text:span text:style-name="T32">Nel caso di </text:span><text:span text:style-name="T16">x++ </text:span><text:span text:style-name="T32">e </text:span><text:span text:style-name="T16">x-- </text:span><text:span text:style-name="T32">si usano i valori di x prima dell’incremento. Quindi:</text:span></text:p>
      <text:p text:style-name="P27"/>
      <text:p text:style-name="P27">x=5;</text:p>
      <text:p text:style-name="P27">x++; //x=6</text:p>
      <text:p text:style-name="P27">y=x++; //x è stata incrementata di 1, quindi vale 7, ma in y è stato assegnato il valore di x prima dell’incremento, quindi y=6</text:p>
      <text:p text:style-name="P27"/>
      <text:p text:style-name="P27">z=--x;<text:tab/>//in questa istruzione prima è stato fatto il decremento, poi è stato assegnato il valore di x in <text:tab/>z, quindi z vale 6</text:p>
      <text:p text:style-name="P27"/>
      <text:p text:style-name="P27">x=0, y=2, z=3.</text:p>
      <text:p text:style-name="P27">x=z++;<text:tab/><text:tab/>//x=3, y=2, z=4</text:p>
      <text:p text:style-name="P58"><text:span text:style-name="T32">x=++</text:span><text:span text:style-name="T34">z</text:span><text:span text:style-name="T32">;<text:tab/><text:tab/>//x=</text:span><text:span text:style-name="T34">5</text:span><text:span text:style-name="T32">, y=</text:span><text:span text:style-name="T34">2</text:span><text:span text:style-name="T32">, z=</text:span><text:span text:style-name="T34">5</text:span></text:p>
      <text:p text:style-name="P28">x=y--;<text:tab/><text:tab/>//x=2, y=1, z=5</text:p>
      <text:p text:style-name="P28">x=--z;<text:tab/><text:tab/>//x=4, y=1, z=4</text:p>
      <text:p text:style-name="P28"/>
      <text:p text:style-name="P42">! Prestare attenzione !</text:p>
      <text:p text:style-name="P42"/>
      <text:p text:style-name="P42">8.3. Operatori relazionali</text:p>
      <text:p text:style-name="P28">Usati per confrontare valori.</text:p>
      <text:p text:style-name="P4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5">Operatore</text:p>
          </table:table-cell>
          <table:table-cell table:style-name="Tabella4.B1" office:value-type="string">
            <text:p text:style-name="P105">Significato</text:p>
          </table:table-cell>
        </table:table-row>
        <table:table-row>
          <table:table-cell table:style-name="Tabella4.A2" office:value-type="string">
            <text:p text:style-name="P105">==</text:p>
          </table:table-cell>
          <table:table-cell table:style-name="Tabella4.B2" office:value-type="string">
            <text:p text:style-name="P105">uguale (per confrontare)</text:p>
          </table:table-cell>
        </table:table-row>
        <table:table-row>
          <table:table-cell table:style-name="Tabella4.A2" office:value-type="string">
            <text:p text:style-name="P105">!=</text:p>
          </table:table-cell>
          <table:table-cell table:style-name="Tabella4.B2" office:value-type="string">
            <text:p text:style-name="P105">diverso</text:p>
          </table:table-cell>
        </table:table-row>
        <table:table-row>
          <table:table-cell table:style-name="Tabella4.A2" office:value-type="string">
            <text:p text:style-name="P105">&lt;=</text:p>
          </table:table-cell>
          <table:table-cell table:style-name="Tabella4.B2" office:value-type="string">
            <text:p text:style-name="P105">minore uguale</text:p>
          </table:table-cell>
        </table:table-row>
        <table:table-row>
          <table:table-cell table:style-name="Tabella4.A2" office:value-type="string">
            <text:p text:style-name="P105">&gt;=</text:p>
          </table:table-cell>
          <table:table-cell table:style-name="Tabella4.B2" office:value-type="string">
            <text:p text:style-name="P105">maggiore uguale</text:p>
          </table:table-cell>
        </table:table-row>
        <table:table-row>
          <table:table-cell table:style-name="Tabella4.A2" office:value-type="string">
            <text:p text:style-name="P105">&lt;</text:p>
          </table:table-cell>
          <table:table-cell table:style-name="Tabella4.B2" office:value-type="string">
            <text:p text:style-name="P105">minore </text:p>
          </table:table-cell>
        </table:table-row>
        <table:table-row>
          <table:table-cell table:style-name="Tabella4.A2" office:value-type="string">
            <text:p text:style-name="P105">&gt;</text:p>
          </table:table-cell>
          <table:table-cell table:style-name="Tabella4.B2" office:value-type="string">
            <text:p text:style-name="P105">maggiore </text:p>
          </table:table-cell>
        </table:table-row>
      </table:table>
      <text:p text:style-name="P28"/>
      <text:p text:style-name="P42">8.4 Ordine di valutazione di un’espressione</text:p>
      <text:p text:style-name="P28">In C++ non è specificato l’ordine di valutazione degli operandi di ogni operatore, in</text:p>
      <text:p text:style-name="P28">particolare:</text:p>
      <text:list xml:id="list2168831861" text:style-name="L4">
        <text:list-item>
          <text:p text:style-name="P120">l’ordine di valutazione di sottoespressioni in un’espressione</text:p>
        </text:list-item>
        <text:list-item>
          <text:p text:style-name="P120">(l’ordine di valutazione degli argomenti di una funzione)</text:p>
        </text:list-item>
      </text:list>
      <text:p text:style-name="P92"><text:span text:style-name="T37">Ad esempio</text:span><text:span text:style-name="T39"> nel valutare </text:span><text:span text:style-name="T8">expr1 &lt;op&gt; expr2</text:span><text:span text:style-name="T39">, non è specificato se </text:span><text:span text:style-name="T8">expr1</text:span><text:span text:style-name="T39"> venga valutata</text:span></text:p>
      <text:p text:style-name="P92"><text:span text:style-name="T39">prima di </text:span><text:span text:style-name="T8">expr2</text:span><text:span text:style-name="T39"> o viceversa.</text:span></text:p>
      <text:p text:style-name="P29">(Con alcune importanti eccezioni, vedi operatori Booleani).</text:p>
      <text:p text:style-name="P29"/>
      <text:p text:style-name="P92"><text:span text:style-name="T37">Questo è p</text:span><text:span text:style-name="T39">roblematico quando sotto-espressioni contengono operatori con “side-effects” (gli operatori di </text:span><text:span text:style-name="T37">pre e post</text:span><text:span text:style-name="T39"> incremento). Esempio:</text:span></text:p>
      <text:p text:style-name="P29">j = i++ * i++; // undefined behavior</text:p>
      <text:p text:style-name="P29">i = ++i + i++; // undefined behavior</text:p>
      <text:p text:style-name="P3"><text:span text:style-name="T32">E</text:span><text:span text:style-name="T34">vitare l’uso di operatori con side-effects in sotto-espressioni!</text:span></text:p>
      <text:p text:style-name="P29"/>
      <text:p text:style-name="P111"><text:span text:style-name="T34">9. </text:span><text:span text:style-name="T32">Il tipo Booleano</text:span></text:p>
      <text:p text:style-name="P5"><text:span text:style-name="T32">Il C++ prevede un tipo Booleano </text:span><text:span text:style-name="T6">bool </text:span><text:span text:style-name="T32">(mantiene il valore di verità in una variabile). Una variabile di tipo bool è una variabile che può assumere due valori:</text:span></text:p>
      <text:list xml:id="list2883788635" text:style-name="L5">
        <text:list-item>
          <text:p text:style-name="P115"><text:span text:style-name="T47">il valore falso</text:span><text:span text:style-name="T40">: rappresentato dalla costante </text:span><text:span text:style-name="T9">false</text:span><text:span text:style-name="T40"> (equivalente a </text:span><text:span text:style-name="T9">0</text:span><text:span text:style-name="T40">)</text:span></text:p>
        </text:list-item>
        <text:list-item>
          <text:p text:style-name="P115"><text:span text:style-name="T47">il valore vero</text:span><text:span text:style-name="T40">: è rappresentato dalla costante </text:span><text:span text:style-name="T9">true </text:span><text:span text:style-name="T40">(equivalente ad un valore intero diverso da 0, generalmente </text:span><text:span text:style-name="T9">1</text:span><text:span text:style-name="T40">).</text:span></text:p>
        </text:list-item>
      </text:list>
      <text:p text:style-name="P5"><text:span text:style-name="T32">Si può usare a tal scopo anche il tipo </text:span><text:span text:style-name="T6">int.</text:span></text:p>
      <text:p text:style-name="P67"/>
      <text:p text:style-name="P67">bool a=true;</text:p>
      <text:p text:style-name="P67">bool b=false;</text:p>
      <text:p text:style-name="P67">bool c=-2; //true</text:p>
      <text:p text:style-name="P67">int d=0; //false</text:p>
      <text:p text:style-name="P70">bool e = 5&gt;6; <text:span text:style-name="T51">//siccome 5 non è maggiore di 6, e assumerà il valore di false (0).</text:span></text:p>
      <text:p text:style-name="P67"/>
      <text:p text:style-name="P16"><text:span text:style-name="T16">Se si fa </text:span><text:span text:style-name="T6">cout &lt;&lt; a &lt;&lt; b &lt;&lt; c &lt;&lt; d; </text:span><text:span text:style-name="T16">verrà stampato a video: 1 0 1 0.</text:span></text:p>
      <text:p text:style-name="P30"/>
      <text:p text:style-name="P43">9.1 Operatori booleani</text:p>
      <text:p text:style-name="P12"><text:span text:style-name="T17">Operatori booleani: </text:span><text:span text:style-name="T16">!</text:span><text:span text:style-name="T17"> (not), </text:span><text:span text:style-name="T16">&amp;&amp;</text:span><text:span text:style-name="T17"> (and) e </text:span><text:span text:style-name="T16">||</text:span><text:span text:style-name="T17"> (or).</text:span></text:p>
      <text:p text:style-name="P30"/>
      <text:p text:style-name="P76">Not</text:p>
      <text:p text:style-name="P67">bool x=true;</text:p>
      <text:p text:style-name="P67">bool y=false;</text:p>
      <text:p text:style-name="P68">bool z;</text:p>
      <text:p text:style-name="P67"/>
      <text:p text:style-name="P79"><text:span text:style-name="T18">z=</text:span><text:span text:style-name="T17">!x;<text:tab/>//</text:span><text:span text:style-name="T18">z</text:span><text:span text:style-name="T17">=false</text:span></text:p>
      <text:p text:style-name="P67">!!y;<text:tab/>//y=false</text:p>
      <text:p text:style-name="P67"/>
      <text:p text:style-name="P76">Tricks</text:p>
      <text:p text:style-name="P59"><text:span text:style-name="T16">!(x || y) </text:span><text:span text:style-name="T32">è</text:span><text:span text:style-name="T16"> (!x &amp;&amp; !y)</text:span></text:p>
      <text:p text:style-name="P59"><text:span text:style-name="T16">!(x &amp;&amp; y) </text:span><text:span text:style-name="T32">è</text:span><text:span text:style-name="T16"> (!x || !y) </text:span></text:p>
      <text:p text:style-name="P67"/>
      <text:p text:style-name="P76">Priorità</text:p>
      <text:p text:style-name="P79"><text:span text:style-name="T17">! </text:span><text:span text:style-name="T37">ha priorità su </text:span><text:span text:style-name="T17">&amp;&amp;</text:span><text:span text:style-name="T37"> e </text:span><text:span text:style-name="T17">||</text:span><text:span text:style-name="T37">.</text:span></text:p>
      <text:p text:style-name="P30"/>
      <text:p text:style-name="P79"><text:span text:style-name="T17">!x &amp;&amp; y </text:span><text:span text:style-name="T37">equivale a </text:span><text:span text:style-name="T17">(!x) &amp;&amp; y</text:span><text:span text:style-name="T37">.</text:span></text:p>
      <text:p text:style-name="P30"/>
      <text:p text:style-name="P44">9.1.1 Tabella di verità degli operatori AND, OR e NOT</text:p>
      <text:p text:style-name="P80"><text:span text:style-name="T32">! </text:span><text:span text:style-name="T17">false=0 true=1</text:span></text:p>
      <table:table table:name="Tabella5" table:style-name="Tabella5">
        <table:table-column table:style-name="Tabella5.A" table:number-columns-repeated="2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101">x</text:p>
          </table:table-cell>
          <table:table-cell table:style-name="Tabella5.A1" office:value-type="string">
            <text:p text:style-name="P101">y</text:p>
          </table:table-cell>
          <table:table-cell table:style-name="Tabella5.A1" office:value-type="string">
            <text:p text:style-name="P102"/>
          </table:table-cell>
          <table:table-cell table:style-name="Tabella5.A1" office:value-type="string">
            <text:p text:style-name="P101">!x</text:p>
          </table:table-cell>
          <table:table-cell table:style-name="Tabella5.A1" office:value-type="string">
            <text:p text:style-name="P101">x &amp;&amp; y</text:p>
          </table:table-cell>
          <table:table-cell table:style-name="Tabella5.F1" office:value-type="string">
            <text:p text:style-name="P101">x || y</text:p>
          </table:table-cell>
        </table:table-row>
        <table:table-row>
          <table:table-cell table:style-name="Tabella5.A2" office:value-type="string">
            <text:p text:style-name="P106">false</text:p>
          </table:table-cell>
          <table:table-cell table:style-name="Tabella5.A2" office:value-type="string">
            <text:p text:style-name="P106">false</text:p>
          </table:table-cell>
          <table:table-cell table:style-name="Tabella5.A2" office:value-type="string">
            <text:p text:style-name="P103"/>
          </table:table-cell>
          <table:table-cell table:style-name="Tabella5.A2" office:value-type="string">
            <text:p text:style-name="P106">true</text:p>
          </table:table-cell>
          <table:table-cell table:style-name="Tabella5.A2" office:value-type="string">
            <text:p text:style-name="P106">false</text:p>
          </table:table-cell>
          <table:table-cell table:style-name="Tabella5.F2" office:value-type="string">
            <text:p text:style-name="P106">false</text:p>
          </table:table-cell>
        </table:table-row>
        <table:table-row>
          <table:table-cell table:style-name="Tabella5.A2" office:value-type="string">
            <text:p text:style-name="P106">false</text:p>
          </table:table-cell>
          <table:table-cell table:style-name="Tabella5.A2" office:value-type="string">
            <text:p text:style-name="P106">true</text:p>
          </table:table-cell>
          <table:table-cell table:style-name="Tabella5.A2" office:value-type="string">
            <text:p text:style-name="P103"/>
          </table:table-cell>
          <table:table-cell table:style-name="Tabella5.A2" office:value-type="string">
            <text:p text:style-name="P106">true</text:p>
          </table:table-cell>
          <table:table-cell table:style-name="Tabella5.A2" office:value-type="string">
            <text:p text:style-name="P106">false</text:p>
          </table:table-cell>
          <table:table-cell table:style-name="Tabella5.F2" office:value-type="string">
            <text:p text:style-name="P106">true</text:p>
          </table:table-cell>
        </table:table-row>
        <table:table-row>
          <table:table-cell table:style-name="Tabella5.A2" office:value-type="string">
            <text:p text:style-name="P106">true</text:p>
          </table:table-cell>
          <table:table-cell table:style-name="Tabella5.A2" office:value-type="string">
            <text:p text:style-name="P106">false</text:p>
          </table:table-cell>
          <table:table-cell table:style-name="Tabella5.A2" office:value-type="string">
            <text:p text:style-name="P103"/>
          </table:table-cell>
          <table:table-cell table:style-name="Tabella5.A2" office:value-type="string">
            <text:p text:style-name="P106">false</text:p>
          </table:table-cell>
          <table:table-cell table:style-name="Tabella5.A2" office:value-type="string">
            <text:p text:style-name="P106">false</text:p>
          </table:table-cell>
          <table:table-cell table:style-name="Tabella5.F2" office:value-type="string">
            <text:p text:style-name="P106">true</text:p>
          </table:table-cell>
        </table:table-row>
        <table:table-row>
          <table:table-cell table:style-name="Tabella5.A2" office:value-type="string">
            <text:p text:style-name="P106">true</text:p>
          </table:table-cell>
          <table:table-cell table:style-name="Tabella5.A2" office:value-type="string">
            <text:p text:style-name="P106">true</text:p>
          </table:table-cell>
          <table:table-cell table:style-name="Tabella5.A2" office:value-type="string">
            <text:p text:style-name="P103"/>
          </table:table-cell>
          <table:table-cell table:style-name="Tabella5.A2" office:value-type="string">
            <text:p text:style-name="P106">false</text:p>
          </table:table-cell>
          <table:table-cell table:style-name="Tabella5.A2" office:value-type="string">
            <text:p text:style-name="P106">true</text:p>
          </table:table-cell>
          <table:table-cell table:style-name="Tabella5.F2" office:value-type="string">
            <text:p text:style-name="P106">true</text:p>
          </table:table-cell>
        </table:table-row>
      </table:table>
      <text:p text:style-name="P44"/>
      <text:p text:style-name="P44">9.1.2 Lazy evaluation</text:p>
      <text:p text:style-name="P31">In C++ &amp;&amp; e || sono valutati in modi “pigro” (lazy evaluation):</text:p>
      <text:p text:style-name="P31"/>
      <text:p text:style-name="P60"><text:span text:style-name="T16">(exp1 &amp;&amp; exp2)</text:span><text:span text:style-name="T32">: se </text:span><text:span text:style-name="T16">exp1</text:span><text:span text:style-name="T32"> è valutata false, allora </text:span><text:span text:style-name="T16">exp2</text:span><text:span text:style-name="T32"> non viene valutata (perché </text:span><text:span text:style-name="T16">false</text:span><text:span text:style-name="T32"> AND </text:span><text:span text:style-name="T16">false</text:span><text:span text:style-name="T32"> dà </text:span><text:span text:style-name="T16">false</text:span><text:span text:style-name="T32"> e </text:span><text:span text:style-name="T16">false</text:span><text:span text:style-name="T32"> AND </text:span><text:span text:style-name="T16">true</text:span><text:span text:style-name="T32"> dà comunque </text:span><text:span text:style-name="T16">false</text:span><text:span text:style-name="T32">)</text:span></text:p>
      <text:p text:style-name="P31"/>
      <text:p text:style-name="P60"><text:soft-page-break/><text:span text:style-name="T16">(exp1 || exp2)</text:span><text:span text:style-name="T32">: se </text:span><text:span text:style-name="T16">exp1</text:span><text:span text:style-name="T32"> è valutata </text:span><text:span text:style-name="T16">true</text:span><text:span text:style-name="T32">, allora </text:span><text:span text:style-name="T16">exp2</text:span><text:span text:style-name="T32"> non viene valutata (perché </text:span><text:span text:style-name="T16">true</text:span><text:span text:style-name="T32"> OR false dà </text:span><text:span text:style-name="T16">true</text:span><text:span text:style-name="T32"> e </text:span><text:span text:style-name="T16">true</text:span><text:span text:style-name="T32"> OR </text:span><text:span text:style-name="T16">true</text:span><text:span text:style-name="T32"> dà comunque </text:span><text:span text:style-name="T16">true</text:span><text:span text:style-name="T32">)</text:span></text:p>
      <text:p text:style-name="P31"/>
      <text:p text:style-name="P60"><text:span text:style-name="T32">L’ordine di valutazione tra </text:span><text:span text:style-name="T16">exp1</text:span><text:span text:style-name="T32"> e </text:span><text:span text:style-name="T16">exp2</text:span><text:span text:style-name="T32"> è </text:span><text:span text:style-name="T50">da sinistra a destra</text:span></text:p>
      <text:p text:style-name="P31"/>
      <text:p text:style-name="P44">Evitare di usare costrutti side-effects all’interno di espressioni Booleane.</text:p>
      <text:p text:style-name="P45"/>
      <text:p text:style-name="P135">9.2 Uso degli operatori booleani al posto di if-then o comunque per semplificare i codici</text:p>
      <text:p text:style-name="P131">Gli operatori booleani possono essere usati come interi. Infatti è importante ricordarsi che false=0 e true=1.</text:p>
      <text:p text:style-name="P131"/>
      <text:p text:style-name="P131">Ad esempio se devi stampare la tabella di verità di un’implicazione, puoi usare un if e mettere come condizione le due parti dell’implicazione e poi stampare a video il risultato. Oppure è anche possibile studiare l’implicazione e cercare di ricavare una formula.</text:p>
      <text:p text:style-name="P131">Se ad esempio abbiamo che P→Q restituisce: </text:p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151">P</text:p>
          </table:table-cell>
          <table:table-cell table:style-name="Tabella6.A1" office:value-type="string">
            <text:p text:style-name="P151">Q</text:p>
          </table:table-cell>
          <table:table-cell table:style-name="Tabella6.C1" office:value-type="string">
            <text:p text:style-name="P151">P→Q</text:p>
          </table:table-cell>
        </table:table-row>
        <table:table-row>
          <table:table-cell table:style-name="Tabella6.A2" office:value-type="string">
            <text:p text:style-name="P150">T</text:p>
          </table:table-cell>
          <table:table-cell table:style-name="Tabella6.A2" office:value-type="string">
            <text:p text:style-name="P150">F</text:p>
          </table:table-cell>
          <table:table-cell table:style-name="Tabella6.C2" office:value-type="string">
            <text:p text:style-name="P150">F</text:p>
          </table:table-cell>
        </table:table-row>
        <table:table-row>
          <table:table-cell table:style-name="Tabella6.A2" office:value-type="string">
            <text:p text:style-name="P150">T</text:p>
          </table:table-cell>
          <table:table-cell table:style-name="Tabella6.A2" office:value-type="string">
            <text:p text:style-name="P150">T</text:p>
          </table:table-cell>
          <table:table-cell table:style-name="Tabella6.C2" office:value-type="string">
            <text:p text:style-name="P150">T</text:p>
          </table:table-cell>
        </table:table-row>
        <table:table-row>
          <table:table-cell table:style-name="Tabella6.A2" office:value-type="string">
            <text:p text:style-name="P150">F</text:p>
          </table:table-cell>
          <table:table-cell table:style-name="Tabella6.A2" office:value-type="string">
            <text:p text:style-name="P150">F</text:p>
          </table:table-cell>
          <table:table-cell table:style-name="Tabella6.C2" office:value-type="string">
            <text:p text:style-name="P150">T</text:p>
          </table:table-cell>
        </table:table-row>
        <table:table-row>
          <table:table-cell table:style-name="Tabella6.A2" office:value-type="string">
            <text:p text:style-name="P150">F</text:p>
          </table:table-cell>
          <table:table-cell table:style-name="Tabella6.A2" office:value-type="string">
            <text:p text:style-name="P150">T</text:p>
          </table:table-cell>
          <table:table-cell table:style-name="Tabella6.C2" office:value-type="string">
            <text:p text:style-name="P150">T</text:p>
          </table:table-cell>
        </table:table-row>
      </table:table>
      <text:p text:style-name="P131">Si può osservare che l’implicazione è la seguente: !P || Q. Quindi si può scrivere solo una linea di codice.</text:p>
      <text:p text:style-name="P131"/>
      <text:p text:style-name="P140">Esempio: calcolare il valore assoluto senza la funzione if</text:p>
      <text:p text:style-name="P145">valoreassoluto = (a-b)*( (a&gt;b) - (a&lt;b) );</text:p>
      <text:p text:style-name="P131">In questo modo il programma calcolerà a-b e se b&lt;a, lo renderà positivo moltiplicandolo per -1. In questa linea di codice viene fatta, oltre ad un’assegnazione, anche due verifiche (a&gt;b e a&lt;b). Nel caso in cui a&gt;b, la prima condizione risulterebbe vera (cioè 1) e la seconda falsa (cioè 0) e quindi moltiplicheremo la sottrazione iniziale per 1.</text:p>
      <text:p text:style-name="P131">Nel caso contrario, la moltiplicheremo per -1 in modo tale da cambiarne il segno.</text:p>
      <text:p text:style-name="P131"/>
      <text:p text:style-name="P141">Esempio: dati due numeri interi, inserirli nella variabile max e min senza usare la funzione if</text:p>
      <text:p text:style-name="P132">Dati due numeri interi <text:span text:style-name="T12">a </text:span>e <text:span text:style-name="T12">b.</text:span> Salviamo il maggiore in <text:span text:style-name="T12">max </text:span>e il minore in <text:span text:style-name="T12">min</text:span>.</text:p>
      <text:p text:style-name="P146">max=a-(a-b)*(a&lt;b);<text:span text:style-name="T51"><text:tab/></text:span></text:p>
      <text:p text:style-name="P146"><text:span text:style-name="T51">//se a&lt;b è true, al posto di questa disequazione ci sarebbe 1 e quindi avremo che max=a-a+b, ovvero max=b</text:span></text:p>
      <text:p text:style-name="P146">min=b-(b-a)*(b&gt;a);<text:tab/><text:span text:style-name="T51">//stessa logica per l’assegnazione sopra</text:span></text:p>
      <text:p text:style-name="P146"><text:span text:style-name="T51"/></text:p>
      <text:p text:style-name="P149"><text:span text:style-name="T51">Metodo 2:</text:span></text:p>
      <text:p text:style-name="P149"><text:span text:style-name="T16">max=a*(a&gt;b)+b*(b&gt;a);</text:span><text:span text:style-name="T32"><text:tab/>//se a&gt;b, b&gt;a è falsa e quindi equivale a 0, e max avrà valore di a</text:span></text:p>
      <text:p text:style-name="P149"><text:span text:style-name="T16">min=(a+b)-max;</text:span></text:p>
      <text:p text:style-name="P132"/>
      <text:p text:style-name="P132"/>
      <text:p text:style-name="P136">! Alla base di tutto ciò bisogna ricordarsi che una variabile bool può essere inizializzata anche con un’espressione: <text:span text:style-name="T12">bool b=5&lt;4; //b=false</text:span>. </text:p>
      <text:p text:style-name="P136"/>
      <text:p text:style-name="P136">N.B.! Nelle operazioni di assegnazione se il compilatore incontra una disequazione, ne verificherà la veridicità per poi assegnarne come valore 1 o 0.</text:p>
      <text:p text:style-name="P108">10. I tipi reali</text:p>
      <text:p text:style-name="P32">I tipi reali hanno come insieme di valori un sottoinsieme dei numeri reali, ovvero quelli rappresentabili all’interno del computer in un formato prefissato (sono in realtà dei razionali e chiaramente hanno range finito).</text:p>
      <text:p text:style-name="P32">Ne esistono vari tipi, in ordine crescente di precisione (che dipende dalla macchina):</text:p>
      <text:list xml:id="list3749857073" text:style-name="L6">
        <text:list-item>
          <text:p text:style-name="P116"><text:span text:style-name="T41">i </text:span><text:span text:style-name="T10">float</text:span></text:p>
        </text:list-item>
        <text:list-item>
          <text:p text:style-name="P116"><text:span text:style-name="T41">i </text:span><text:span text:style-name="T10">double</text:span></text:p>
        </text:list-item>
        <text:list-item>
          <text:p text:style-name="P116"><text:span text:style-name="T41">i </text:span><text:span text:style-name="T10">long</text:span><text:span text:style-name="T41"> </text:span><text:span text:style-name="T10">double</text:span></text:p>
        </text:list-item>
      </text:list>
      <text:p text:style-name="P32">Operatori aritmetici:<text:span text:style-name="T12"> +</text:span>,<text:span text:style-name="T12">-</text:span>,<text:span text:style-name="T12">*</text:span>,<text:span text:style-name="T12">/</text:span>. (“<text:span text:style-name="T12">/</text:span>” diverso da divisione tra interi: 7.0/2.0 = 3.5)</text:p>
      <text:p text:style-name="P32"/>
      <text:p text:style-name="P51">Esempi di definizione</text:p>
      <text:p text:style-name="P32">double a = 2.2;</text:p>
      <text:p text:style-name="P32">double b = -14.12e-2; <text:tab/>//notazione esponenziale</text:p>
      <text:p text:style-name="P32">double c = .57, d = 6.;<text:tab/><text:tab/>//c=0.57, d=6</text:p>
      <text:p text:style-name="P32"/>
      <text:p text:style-name="P33">float g = -3.4F;</text:p>
      <text:p text:style-name="P33">float h = g-.89F; </text:p>
      <text:p text:style-name="P34">A volte si usa il suffisso ‘f’ o ‘F’ dopo un numero per specificare il float.</text:p>
      <text:p text:style-name="P34"/>
      <text:p text:style-name="P69">long double i = +0.001; </text:p>
      <text:p text:style-name="P69">long double j = 1.23e+12L; <text:span text:style-name="T51">//mi stampa a video 1.23e+012 perché il numero è troppo lungo</text:span></text:p>
      <text:p text:style-name="P34">Anche qua a volte si usa il suffiso ‘l’ o ‘L’.<text:span text:style-name="T52"> </text:span></text:p>
      <text:p text:style-name="P34"/>
      <text:p text:style-name="P46">10.1 Precisione dei tipi reali</text:p>
      <text:p text:style-name="P34">La rappresentazione dei numeri reali ha dei limiti di precisione, dovuti a:</text:p>
      <text:list xml:id="list246175268" text:style-name="L7">
        <text:list-item>
          <text:p text:style-name="P121">limitato numero di bit nella rappresentazione della mantissa (vedi codifica floating-point)</text:p>
        </text:list-item>
        <text:list-item>
          <text:p text:style-name="P121">uso di codifica binaria nei decimali (alcuni numeri non hanno rappresentazione esatta (es: 0.1, 11.1,…);</text:p>
        </text:list-item>
      </text:list>
      <text:p text:style-name="P34"/>
      <text:p text:style-name="P34"><text:span text:style-name="T53">! </text:span>Talvolta non visualizzabili con “cout &lt;&lt; ...”; e confronto con “... == ...” tra tipi reali spesso problematico.</text:p>
      <text:p text:style-name="P34"/>
      <text:p text:style-name="P47"/>
      <text:p text:style-name="P109">11. Il tipo enumerato</text:p>
      <text:p text:style-name="P35">Un tipo enumerato è un insieme finito di costanti intere, definite dal programmatore, ciascuna individuata da un identificatore.</text:p>
      <text:p text:style-name="P35">Sintassi:<text:span text:style-name="T12"> enum typeid { id_or_init1, ..., id_or_initn };</text:span></text:p>
      <text:p text:style-name="P70"/>
      <text:p text:style-name="P35">Se non specificato esplicitamente, i valori sono equivalenti rispettivamente agli interi</text:p>
      <text:p text:style-name="P35">0, 1, 2, … <text:span text:style-name="T55">(i valori vengono stampati come interi).</text:span></text:p>
      <text:p text:style-name="P36">Ad una variabile di tipo enumerato è possibile assegnare solo un valore del tipo</text:p>
      <text:p text:style-name="P36">enumerato.</text:p>
      <text:p text:style-name="P35"/>
      <text:p text:style-name="P35">Vengono usati per verificare che una certa variabile abbia un certo valore.</text:p>
      <text:p text:style-name="P35"/>
      <text:p text:style-name="P52">Definizione d’esempio</text:p>
      <text:p text:style-name="P71"><text:span text:style-name="T53">enum Giorno {LUN,MAR,MER,GIO,VEN,SAB,DOM};</text:span> <text:span text:style-name="T51">//quelle tra le {} sono costanti che hanno <text:tab/><text:tab/><text:tab/><text:tab/><text:tab/><text:tab/>valori 0, 1, 2 fino a 6 che sarà il valore di DOM</text:span></text:p>
      <text:p text:style-name="P37"><text:s/></text:p>
      <text:p text:style-name="P37"><text:span text:style-name="T13">Giorno oggi = LUN;<text:tab/></text:span><text:tab/><text:tab/>//giorno è una variabile enumerata e l’assegnazione deve <text:tab/><text:tab/><text:tab/><text:tab/><text:tab/>essere fatta in questo modo<text:tab/><text:tab/><text:tab/></text:p>
      <text:p text:style-name="P37"><text:s/>//oggi = 3; //ERRORE! Bisogna assegnare solo valori di tipo enumerato</text:p>
      <text:p text:style-name="P37"/>
      <text:p text:style-name="P71"><text:span text:style-name="T53">cout &lt;&lt; "oggi = " &lt;&lt; oggi &lt;&lt; endl;</text:span> <text:span text:style-name="T51">//stampa a video “oggi= 0”</text:span></text:p>
      <text:p text:style-name="P37"/>
      <text:p text:style-name="P37">La variabile oggi ha valore 0 e può essere tranquillamente usata nel programma, come nell’esempio che segue.</text:p>
      <text:p text:style-name="P37"/>
      <text:p text:style-name="P49">enum boolean { FALSE, TRUE};</text:p>
      <text:p text:style-name="P77"><text:span text:style-name="T51">boolean X = TRUE;<text:tab/><text:tab/><text:tab/><text:tab/></text:span><text:span text:style-name="T30">//variabile enumerata X</text:span></text:p>
      <text:p text:style-name="P37"/>
      <text:p text:style-name="P71"><text:span text:style-name="T53">cout &lt;&lt; "X = " &lt;&lt; X &lt;&lt; endl;</text:span><text:span text:style-name="T51"><text:tab/><text:tab/>//stampa 1</text:span></text:p>
      <text:p text:style-name="P37"><text:s text:c="2"/></text:p>
      <text:p text:style-name="P77">bool y=true;<text:tab/></text:p>
      <text:p text:style-name="P71"><text:span text:style-name="T53">cout &lt;&lt; X || y;</text:span><text:span text:style-name="T51"><text:tab/><text:tab/><text:tab/><text:tab/><text:tab/>//stampa 1</text:span></text:p>
      <text:p text:style-name="P37"/>
      <text:p text:style-name="P37">In questo esempio diamo noi un valore alle nostre costanti.</text:p>
      <text:p text:style-name="P37"/>
      <text:p text:style-name="P77">enum colore {ROSSO=10, GIALLO=15, BLU=20};</text:p>
      <text:p text:style-name="P77">colore sfondo= GIALLO, testo= BLU;</text:p>
      <text:p text:style-name="P77"/>
      <text:p text:style-name="P77">cout &lt;&lt; "sfondo = " &lt;&lt; sfondo &lt;&lt; endl;</text:p>
      <text:p text:style-name="P77"/>
      <text:p text:style-name="P37"/>
      <text:p text:style-name="P110">12. Il tipo carattere</text:p>
      <text:p text:style-name="P38">Il tipo <text:span text:style-name="T12">char</text:span> ha come insieme di valori i caratteri stampabili (’a’, ’Y’, ’6’, ’+’, ’ ’, … ) e generalmente un carattere occupa 1 byte (8 bit).</text:p>
      <text:p text:style-name="P38">Il tipo <text:span text:style-name="T12">char</text:span> è un sottoinsieme del tipo <text:span text:style-name="T12">int.</text:span></text:p>
      <text:p text:style-name="P72"/>
      <text:p text:style-name="P38">Sintassi: <text:span text:style-name="T12">char var;</text:span></text:p>
      <text:p text:style-name="P72">char c=’a’;</text:p>
      <text:p text:style-name="P72"/>
      <text:p text:style-name="P38">Il valore numerico associato ad un carattere è detto codice e dipende dalla codifica</text:p>
      <text:p text:style-name="P38">utilizzata dal computer (es. ASCII, EBCDIC, BCD, … ). La più usata è la codifica ASCII.</text:p>
      <text:p text:style-name="P38"/>
      <text:p text:style-name="P48">12.1 Regole generali di codifica</text:p>
      <text:p text:style-name="P38"/>
      <text:p text:style-name="P38">Il tipo <text:span text:style-name="T12">char</text:span> è indipendente dalla particolare codifica adottata!</text:p>
      <text:p text:style-name="P38">Un programma deve funzionare sempre nello stesso modo, indipendentemente dalla codifica usata nella macchine su cui è eseguito!!E</text:p>
      <text:p text:style-name="P48">Evitare di far riferimento al valore ASCII di un carattere:</text:p>
      <text:p text:style-name="P72">char c;</text:p>
      <text:p text:style-name="P72">c = 65; <text:span text:style-name="T51">/NO</text:span></text:p>
      <text:p text:style-name="P72">c = ’A’; <text:span text:style-name="T51">// SI</text:span></text:p>
      <text:p text:style-name="P38"/>
      <text:p text:style-name="P73">cout &lt;&lt; (int) c &lt;&lt; endl;<text:span text:style-name="T51"> // stampa 97 </text:span></text:p>
      <text:p text:style-name="P73">cout &lt;&lt; c &lt;&lt; endl;<text:span text:style-name="T51"> //stampa A</text:span></text:p>
      <text:p text:style-name="P38"/>
      <text:p text:style-name="P72"><text:span text:style-name="T51">Su una macchina con una codifica diversa da quella ASCII, stampando </text:span>c <text:span text:style-name="T51">è probabile che non venga stampato il carattere ‘A’. Quindi è meglio usare la seconda scrittura di asssegnazione.</text:span></text:p>
      <text:p text:style-name="P48"/>
      <text:p text:style-name="P8"><text:span text:style-name="T42">Tuttavia qualunque</text:span> codifica deve soddisfare le seguenti regole.</text:p>
      <text:p text:style-name="P8"><text:span text:style-name="T53">Precedenza</text:span>: ’a’ &lt; ’b’ &lt; ... &lt; ’z’ </text:p>
      <text:p text:style-name="P8">’A’ &lt; ’B’ &lt; ... &lt; ’Z’ </text:p>
      <text:p text:style-name="P8">’0’ &lt; ’1’ &lt; ... &lt; ’9’ </text:p>
      <text:p text:style-name="P8"><text:span text:style-name="T54">C</text:span><text:span text:style-name="T53">onsecutività:</text:span> tra lettere minuscole, lettere maiuscole, numeri </text:p>
      <text:p text:style-name="P8">’a’, ’b’, ..., ’z’</text:p>
      <text:p text:style-name="P8">A’, ’B’, ..., ’Z’ </text:p>
      <text:p text:style-name="P8">’0’, ’1’, ..., ’9’ </text:p>
      <text:p text:style-name="P8"/>
      <text:p text:style-name="P8"><text:span text:style-name="T15">Non è fissa la relazione tra maiuscole e minuscole o fra i caratteri non alfabetici</text:span><text:span text:style-name="T21">. Se in ASCII la distanza tra un carattere minuscolo e il rispettivo maiuscolo è di 22, in altre codifiche potrebbe non essere così.</text:span></text:p>
      <text:p text:style-name="P93"/>
      <text:p text:style-name="P94">12.2 Operazioni coi caratteri</text:p>
      <text:p text:style-name="P6"><text:span text:style-name="T16">È possibile applicare operatori aritmetici agli oggetti di tipo </text:span><text:span text:style-name="T6">char</text:span><text:span text:style-name="T32">.</text:span></text:p>
      <text:p text:style-name="P38"/>
      <text:p text:style-name="P72">char l=’a’;</text:p>
      <text:p text:style-name="P72"/>
      <text:p text:style-name="P61"><text:span text:style-name="T16">l += 3; </text:span><text:span text:style-name="T32">// l diventa ’d’. </text:span><text:span text:style-name="T35">Infatti il valore di a viene aumentato di tre unità e ciò corrisponde a ‘d’.</text:span></text:p>
      <text:p text:style-name="P81">l--; // l diventa ’c’</text:p>
      <text:p text:style-name="P62"/>
      <text:p text:style-name="P13">12.2.1 Verificare cos’è un carattere stampandolo a video</text:p>
      <text:p text:style-name="P17"><text:s/>Test: l e' una lettera minuscola?</text:p>
      <text:p text:style-name="P62"><text:s/>cout &lt;&lt; ((l &gt;= 'a') &amp;&amp; (l &lt;= 'z')) &lt;&lt; endl; <text:span text:style-name="T51">//stamperà </text:span>1<text:span text:style-name="T51"> (cioè) </text:span>true<text:span text:style-name="T51"> se </text:span>l <text:span text:style-name="T51">è una lettera minuscola</text:span></text:p>
      <text:p text:style-name="P17"/>
      <text:p text:style-name="P17"><text:soft-page-break/><text:s/>Test: l e' una lettera maiuscola?</text:p>
      <text:p text:style-name="P62"><text:span text:style-name="T51"><text:s/>cout &lt;&lt; ((l &gt;= 'A') &amp;&amp; (l &lt;= 'Z')) &lt;&lt; endl;</text:span> <text:span text:style-name="T51">//stamperà </text:span>1<text:span text:style-name="T51"> (cioè) </text:span>true<text:span text:style-name="T51"> se </text:span>l <text:span text:style-name="T51">è una lettera maiuscola</text:span></text:p>
      <text:p text:style-name="P17"/>
      <text:p text:style-name="P17">Test: l e' una cifra?</text:p>
      <text:p text:style-name="P62">cout &lt;&lt; ((l &gt;= '0') &amp;&amp; (l &lt;= '9')) &lt;&lt; endl; <text:s/><text:span text:style-name="T51">//stamperà </text:span>1<text:span text:style-name="T51"> (cioè) </text:span>true<text:span text:style-name="T51"> se </text:span>l <text:span text:style-name="T51">è un numero</text:span></text:p>
      <text:p text:style-name="P17"/>
      <text:p text:style-name="P50">12.2.2 Convertire una lettera da minuscolo a maiuscolo</text:p>
      <text:p text:style-name="P53">Da minuscolo a maiuscolo</text:p>
      <text:p text:style-name="P39"/>
      <text:p text:style-name="P74">char l=’c’;</text:p>
      <text:p text:style-name="P74"/>
      <text:p text:style-name="P63"><text:span text:style-name="T19">l-=’a’-’A’;</text:span><text:span text:style-name="T16"> </text:span><text:span text:style-name="T32">// l diventa ’C’; l=l-(‘a’-A’), ovvero l – la distanza tra ‘a’ e ‘A’, in questo modo si converte il carattere in maiuscolo</text:span></text:p>
      <text:p text:style-name="P39"/>
      <text:p text:style-name="P53">Da maiuscolo a minuscolo</text:p>
      <text:p text:style-name="P39"/>
      <text:p text:style-name="P74">char l=’c’;</text:p>
      <text:p text:style-name="P74"/>
      <text:p text:style-name="P63"><text:span text:style-name="T19">l+=’a’-’A’;</text:span><text:span text:style-name="T32"> // l diventa ’C’; l=l+(‘a’-A’), ovvero l + la distanza tra ‘a’ e ‘A’, in questo modo si converte il carattere in minuscolo</text:span></text:p>
      <text:p text:style-name="P112"><text:span text:style-name="T32">13. L’operatore </text:span><text:span text:style-name="T16">sizeof()</text:span></text:p>
      <text:p text:style-name="P18"><text:span text:style-name="T16">L’operatore </text:span><text:span text:style-name="T6">sizeof()</text:span><text:span text:style-name="T16">, può avere come argomento: una variabile (</text:span><text:span text:style-name="T6">sizeof (x)</text:span><text:span text:style-name="T16">), una costante (</text:span><text:span text:style-name="T6">sizeof (’a’)</text:span><text:span text:style-name="T16">) o il nome di un qualsiasi tipo (</text:span><text:span text:style-name="T6">sizeof (double)</text:span><text:span text:style-name="T16">). Può essere usato in alcuni casi con o senza parentesi. </text:span></text:p>
      <text:p text:style-name="P122"/>
      <text:p text:style-name="P122">Restituisce un intero rappresentante la dimensione in byte dell’elemento considerato, che può essere stampato a video o memorizzato in una variabile.</text:p>
      <text:p text:style-name="P122"/>
      <text:p text:style-name="P133">14. Operazioni miste e conversioni di tipo</text:p>
      <text:p text:style-name="P123">Spesso si usano operandi di tipo diverso in una stessa espressione o si assegna ad una variabile un valore di tipo diverso della variabile stessa.</text:p>
      <text:p text:style-name="P54">Esempio operazioni miste<text:span text:style-name="T16">:</text:span></text:p>
      <text:p text:style-name="P142">int prezzo=2765;</text:p>
      <text:p text:style-name="P142">double peso=0.3;</text:p>
      <text:p text:style-name="P82"><text:span text:style-name="T16">int costo=prezzo * peso;<text:tab/></text:span><text:span text:style-name="T32">//costo=829, se costo fosse stato double costo=829.5</text:span></text:p>
      <text:p text:style-name="P123"/>
      <text:p text:style-name="P19"><text:span text:style-name="T16">In ogni operazione mista è sempre necessaria una conversione di tipo che può essere implicita o esplicita. In questo caso siccome </text:span><text:span text:style-name="T6">costo </text:span><text:span text:style-name="T16">una variabile intera si è dovuto troncare il risultato.</text:span></text:p>
      <text:p text:style-name="P123"/>
      <text:p text:style-name="P133">14.1 Conversioni implicite</text:p>
      <text:p text:style-name="P123">Le conversioni implicite vengono effettuate dal compilatore. Le conversioni implicite più significative sono:</text:p>
      <text:list xml:id="list1644061414" text:style-name="L8">
        <text:list-item>
          <text:p text:style-name="P124">nella valutazione di espressioni numeriche (gli operandi sono convertiti al tipo di quello di dimensione maggiore)</text:p>
        </text:list-item>
      </text:list>
      <text:list xml:id="list3898299533" text:style-name="L9">
        <text:list-item>
          <text:p text:style-name="P125">nell’assegnazione, un’espressione viene sempre convertita al tipo della variabile</text:p>
        </text:list-item>
      </text:list>
      <text:p text:style-name="P123"/>
      <text:p text:style-name="P95"><text:span text:style-name="T7">float x = 3;</text:span><text:span text:style-name="T37"> //equivale a: x = 3.0</text:span></text:p>
      <text:p text:style-name="P95"><text:span text:style-name="T7">int y = 2*3.6;</text:span><text:span text:style-name="T37"> //equivale a: y = 7</text:span></text:p>
      <text:p text:style-name="P123"/>
      <text:p text:style-name="P133">ATTENZIONE</text:p>
      <text:p text:style-name="P19"><text:span text:style-name="T6">1 / 2 </text:span><text:span text:style-name="T16">per il compilatore è una divisione fra interi quindi darà come risultato 0.</text:span></text:p>
      <text:p text:style-name="P19"><text:span text:style-name="T16">Affinchè dia 0.5 bisogna scrivere in questo modo: </text:span><text:span text:style-name="T6">1.0 / 2.0</text:span><text:span text:style-name="T16">.</text:span></text:p>
      <text:p text:style-name="P122"/>
      <text:p text:style-name="P134">14.2 Conversioni esplicite</text:p>
      <text:p text:style-name="P20"><text:span text:style-name="T16">Il programmatore può richiedere una conversione esplicita di un valore da un tipo ad un altro (</text:span><text:span text:style-name="T19">casting</text:span><text:span text:style-name="T16">).</text:span></text:p>
      <text:p text:style-name="P126"/>
      <text:p text:style-name="P126">Esistono due notazioni:</text:p>
      <text:list xml:id="list2103873885" text:style-name="L10">
        <text:list-item>
          <text:p text:style-name="P117"><text:span text:style-name="T48">prefissa</text:span><text:span text:style-name="T43">. </text:span></text:p>
          <text:p text:style-name="P117"><text:span text:style-name="T43">Esempio: </text:span><text:span text:style-name="T11">int i = (int) 3.14; </text:span><text:span text:style-name="T43">//in questa riga di codice si definisce </text:span><text:span text:style-name="T11">i </text:span><text:span text:style-name="T43">(quindi non bisogna definirla prima) e le si fa assumere il valore 3 Se avessimo avuto </text:span><text:span text:style-name="T11">float i = (int) 3.14</text:span><text:span text:style-name="T43">; //</text:span><text:span text:style-name="T11">i</text:span><text:span text:style-name="T43"> sarebbe stata una variabile di tipo float ma con valore di 3 (abbiamo scritto int vicino a 3.14). diversamente da prima però se ora facciamo </text:span><text:span text:style-name="T11">i/2 </text:span><text:span text:style-name="T43">(cioè 3/2) avremo 1.5 e non 1 perché </text:span><text:span text:style-name="T11">i</text:span><text:span text:style-name="T43"> è float.</text:span></text:p>
          <text:p text:style-name="P127"/>
        </text:list-item>
        <text:list-item>
          <text:p text:style-name="P117"><text:span text:style-name="T48">funzionale</text:span><text:span text:style-name="T43">. Esempio: </text:span><text:span text:style-name="T11">double f = double(3); </text:span><text:span text:style-name="T43">// in questo modo si fa assumere a </text:span><text:span text:style-name="T11">f </text:span><text:span text:style-name="T43">il valore 3 non considerato come intero, ma come double. Potevamo anche scrivere </text:span><text:span text:style-name="T11">double f = 3.;</text:span></text:p>
        </text:list-item>
      </text:list>
      <text:p text:style-name="P148"/>
      <text:p text:style-name="P134">14.2.1 Conversioni tra tipi numerici</text:p>
      <text:p text:style-name="P55">Promozione:<text:span text:style-name="T16"> conversione da un tipo ad uno simile più grande.</text:span></text:p>
      <text:p text:style-name="P143">short → int → long → long long</text:p>
      <text:p text:style-name="P143">float → double → long double</text:p>
      <text:p text:style-name="P126"><text:soft-page-break/>Questo modo garantisce di mantenere lo stesso valore.</text:p>
      <text:p text:style-name="P126"/>
      <text:p text:style-name="P143">short int a=42;</text:p>
      <text:p text:style-name="P83"><text:span text:style-name="T16">cout &lt;&lt; sizeof(a);</text:span><text:span text:style-name="T32"><text:tab/>//</text:span><text:span text:style-name="T36">2</text:span></text:p>
      <text:p text:style-name="P143">int a= (short) a;</text:p>
      <text:p text:style-name="P83"><text:span text:style-name="T16">cout &lt;&lt; sizeof(a);<text:tab/></text:span><text:span text:style-name="T32">//</text:span><text:span text:style-name="T36">4</text:span></text:p>
      <text:p text:style-name="P128"/>
      <text:p text:style-name="P84"><text:span text:style-name="T51">Conversioni tra tipi compatibili</text:span><text:span text:style-name="T32">: </text:span></text:p>
      <text:list xml:id="list3649000642" text:style-name="L11">
        <text:list-item>
          <text:p text:style-name="P118"><text:span text:style-name="T44">Conversione da tipo reale a tipo intero: il valore viene </text:span><text:span text:style-name="T49">troncato </text:span><text:span text:style-name="T45">(non arrotondato)</text:span></text:p>
        </text:list-item>
      </text:list>
      <text:p text:style-name="P84"><text:span text:style-name="T32"><text:tab/></text:span><text:span text:style-name="T16">int x = (int) 4.7;<text:tab/>// x=4</text:span></text:p>
      <text:p text:style-name="P75"><text:tab/>int x = (int) -4.7;<text:tab/>//x==-4</text:p>
      <text:list xml:id="list976204398" text:style-name="L12">
        <text:list-item>
          <text:p text:style-name="P129">Conversione da tipo intero a reale: il valore può perdere precisione</text:p>
        </text:list-item>
      </text:list>
      <text:p text:style-name="P84"><text:span text:style-name="T16"><text:tab/>float y = float(2147483600); <text:tab/><text:tab/></text:span><text:span text:style-name="T32">// 2^31-48</text:span></text:p>
      <text:p text:style-name="P84"><text:span text:style-name="T32"><text:tab/>cout &lt;&lt; </text:span><text:span text:style-name="T16">y;<text:tab/><text:tab/><text:tab/> <text:s text:c="3"/></text:span><text:span text:style-name="T32">// 2^31=2147483648.0</text:span></text:p>
      <text:p text:style-name="P130"/>
      <text:p text:style-name="P139">Esempi di conversione</text:p>
      <text:p text:style-name="P75">int a=65;</text:p>
      <text:p text:style-name="P75">char c = (int) a;</text:p>
      <text:p text:style-name="P75">cout &lt;&lt; c &lt;&lt; (int) c;<text:tab/><text:span text:style-name="T51"><text:tab/>//Stampa ‘A’ e a seguire 65</text:span></text:p>
      <text:p text:style-name="P143"/>
      <text:p text:style-name="P137">La conversione può essere fatta non solo in fase di definizione di una variabile, ma anche in fase di assegnazione.</text:p>
      <text:p text:style-name="P147">double x=10.3;</text:p>
      <text:p text:style-name="P147">int y;</text:p>
      <text:p text:style-name="P147">y= int (x); <text:span text:style-name="T51">oppure</text:span> y= (int) x;</text:p>
      <text:p text:style-name="P138"/>
      <text:p text:style-name="P138"/>
      <text:p text:style-name="P138">15. L’operatore typeid</text:p>
      <text:p text:style-name="P138"><text:span text:style-name="T4">typeid (espressione); </text:span><text:span text:style-name="T2">permette di verificare il tipo di un’espressione.</text:span></text:p>
      <text:p text:style-name="P138"><text:span text:style-name="T2">È necessario prima includere la libreria </text:span><text:span text:style-name="T4">#include &lt;typeinfo&gt;</text:span></text:p>
      <text:p text:style-name="P138"><text:span text:style-name="T4"/></text:p>
      <text:p text:style-name="P138"><text:span text:style-name="T2">Esempio:</text:span></text:p>
      <text:p text:style-name="P138"><text:span text:style-name="T4">int a;</text:span></text:p>
      <text:p text:style-name="P138"><text:span text:style-name="T4"/></text:p>
      <text:p text:style-name="P138"><text:span text:style-name="T4">cout &lt;&lt; “a è del seguente tipo: “ &lt;&lt; </text:span><text:span text:style-name="T12">typeid(a).name() </text:span><text:span text:style-name="T4">;</text:span></text:p>
      <text:p text:style-name="P138"><text:span text:style-name="T4"/></text:p>
      <text:p text:style-name="P138"><text:span text:style-name="T4"/></text:p>
      <text:p text:style-name="P138"><text:span text:style-name="T4"/></text:p>
      <text:p text:style-name="P138"><text:s/>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9:05:07.698000000</meta:creation-date>
    <dc:date>2021-09-28T15:33:18.798000000</dc:date>
    <meta:editing-duration>PT47M5S</meta:editing-duration>
    <meta:editing-cycles>6</meta:editing-cycles>
    <meta:generator>LibreOffice/5.3.3.2$Windows_x86 LibreOffice_project/3d9a8b4b4e538a85e0782bd6c2d430bafe583448</meta:generator>
    <meta:print-date>2021-09-28T15:32:59.124000000</meta:print-date>
    <meta:document-statistic meta:table-count="6" meta:image-count="0" meta:object-count="0" meta:page-count="12" meta:paragraph-count="410" meta:word-count="3176" meta:character-count="18034" meta:non-whitespace-character-count="15215"/>
  </office:meta>
</office:document-meta>
</file>